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alysis using threshold = 0.7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_s1_1(1,2,3,4,self);(1,4),(2,3)ws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_s1_1(1,2,3,4,self);(1,4),(2,3)ws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+1+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_s1_1(1,2,3,4,self);(1,4),(2,3)ws-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_s1_1(1,2,3,4,self);(1,4),(2,3)ws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_s1_1(1,4),(2,3);(1,4),(2,3,self)ws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!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_s1_1(1,4),(2,3);(1,4),(2,3,self)ws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+1+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_s1_1(1,4),(2,3);(1,4),(2,3,self)ws-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_s1_1(2,3,self)ws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+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_s1_1(2,3,self)ws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+1+1+1+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_s1_1(2,3,self)ws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+1+1+1+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_s1_1(2,3,self)ws-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+1+1+1+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1_1(1,4,self)ws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+1+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1_1(1,4,self)ws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1_1(1,4,self)ws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1_1(1,4,self)ws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1_2 (1,2,4,self)ws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+1+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1_2 (1,2,4,self)ws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+1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+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1_2 (1,2,4,self)ws-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1_2 (1,2,4,self)ws-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+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2_1(1,2,self)ws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2_1(1,2,self)ws-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2_1(1,2,self)ws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2_1(1,2,self)ws-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2_2(1,2,self)ws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2_2(1,2,self)ws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2_2(1,2,self)ws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door_s2_2(1,2,self)ws-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(Y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3:20:15.601460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si Goel</meta:initial-creator>
    <meta:creation-date>2016-05-07T12:49:29.109192509</meta:creation-date>
    <meta:generator>LibreOffice/4.2.8.2$Linux_X86_64 LibreOffice_project/420m0$Build-2</meta:generator>
    <dc:date>2016-05-07T13:50:20.751230821</dc:date>
    <dc:creator>Mansi Goel</dc:creator>
    <meta:editing-duration>PT27M37S</meta:editing-duration>
    <meta:editing-cycles>27</meta:editing-cycles>
    <meta:document-statistic meta:table-count="1" meta:cell-count="271" meta:object-count="0"/>
  </office:meta>
</office:document-meta>
</file>